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1000-1" table:style-name="ta1">
        <table:shapes>
          <draw:frame draw:z-index="0" draw:style-name="gr1" draw:text-style-name="P1" svg:width="159.99mm" svg:height="89.99mm" svg:x="15.63mm" svg:y="61.21mm">
            <draw:object draw:notify-on-update-of-ranges="'PT1000-1'.A3:'PT1000-1'.A13 'PT1000-1'.I1:'PT1000-1'.I1 'PT1000-1'.I3:'PT1000-1'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J9 PT1000</text:p>
          </table:table-cell>
          <table:table-cell table:style-name="ce1" office:value-type="string" calcext:value-type="string">
            <text:p>R17</text:p>
          </table:table-cell>
          <table:table-cell table:style-name="ce1" office:value-type="string" calcext:value-type="string">
            <text:p>R20+RV1</text:p>
          </table:table-cell>
          <table:table-cell table:style-name="ce1" office:value-type="string" calcext:value-type="string">
            <text:p>R21</text:p>
          </table:table-cell>
          <table:table-cell table:style-name="ce1" office:value-type="string" calcext:value-type="string">
            <text:p>R24</text:p>
          </table:table-cell>
          <table:table-cell table:style-name="ce1" office:value-type="string" calcext:value-type="string">
            <text:p>V+2,5</text:p>
          </table:table-cell>
          <table:table-cell table:style-name="ce1"/>
          <table:table-cell table:style-name="ce1" office:value-type="string" calcext:value-type="string">
            <text:p>V_PT1000-1</text:p>
          </table:table-cell>
          <table:table-cell table:style-name="ce1" office:value-type="string" calcext:value-type="string">
            <text:p>V-P</text:p>
          </table:table-cell>
          <table:table-cell table:style-name="ce1" office:value-type="string" calcext:value-type="string">
            <text:p>V-N</text:p>
          </table:table-cell>
          <table:table-cell table:style-name="ce1" office:value-type="string" calcext:value-type="string">
            <text:p>V-PN</text:p>
          </table:table-cell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office:value-type="float" office:value="6800" calcext:value-type="float">
            <text:p>6800</text:p>
          </table:table-cell>
          <table:table-cell office:value-type="float" office:value="2940" calcext:value-type="float">
            <text:p>2940</text:p>
          </table:table-cell>
          <table:table-cell office:value-type="float" office:value="470" calcext:value-type="float">
            <text:p>470</text:p>
          </table:table-cell>
          <table:table-cell office:value-type="float" office:value="15000" calcext:value-type="float">
            <text:p>15000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G2]*(([.B2]/([.C2]+[.B2])-[.E2]*[.F2]/([.D2]*[.E2]+[.D2]*[.F2]+[.E2]*[.F2]))/([.D2]*[.E2])*([.D2]*[.F2]+[.F2]*[.E2]+[.D2]*[.E2]))" office:value-type="float" office:value="1.37988735165275" calcext:value-type="float">
            <text:p>1,380</text:p>
          </table:table-cell>
          <table:table-cell table:formula="of:=[.G2]*([.B2]/([.C2]+[.B2]))" office:value-type="float" office:value="0.371807711567351" calcext:value-type="float">
            <text:p>0,372</text:p>
          </table:table-cell>
          <table:table-cell table:formula="of:=[.I2]*[.D2]*[.E2]/([.F2]*([.D2]+[.E2])+[.D2]*[.E2])+[.G2]*[.E2]*[.F2]/([.D2]*([.E2]+[.F2])+[.E2]*[.F2])" office:value-type="float" office:value="0.371807711567351" calcext:value-type="float">
            <text:p>0,372</text:p>
          </table:table-cell>
          <table:table-cell table:formula="of:=[.J2]-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DOWN(1000*(1+0.0039083*[.A3]-0.0000005775*[.A3]*[.A3]);2)" office:value-type="float" office:value="1077.93" calcext:value-type="float">
            <text:p>1077,93</text:p>
          </table:table-cell>
          <table:table-cell table:formula="of:=[.C$2]" office:value-type="float" office:value="6800" calcext:value-type="float">
            <text:p>6800</text:p>
          </table:table-cell>
          <table:table-cell table:formula="of:=[.D$2]" office:value-type="float" office:value="2940" calcext:value-type="float">
            <text:p>2940</text:p>
          </table:table-cell>
          <table:table-cell table:formula="of:=[.E$2]" office:value-type="float" office:value="470" calcext:value-type="float">
            <text:p>470</text:p>
          </table:table-cell>
          <table:table-cell table:formula="of:=[.F$2]" office:value-type="float" office:value="15000" calcext:value-type="float">
            <text:p>15000</text:p>
          </table:table-cell>
          <table:table-cell table:formula="of:=[.G$2]" office:value-type="float" office:value="2.5" calcext:value-type="float">
            <text:p>2,5</text:p>
          </table:table-cell>
          <table:table-cell/>
          <table:table-cell table:formula="of:=[.G3]*(([.B3]/([.C3]+[.B3])-[.E3]*[.F3]/([.D3]*[.E3]+[.D3]*[.F3]+[.E3]*[.F3]))/([.D3]*[.E3])*([.D3]*[.F3]+[.F3]*[.E3]+[.D3]*[.E3]))" office:value-type="float" office:value="0.249454401592595" calcext:value-type="float">
            <text:p>0,249</text:p>
          </table:table-cell>
          <table:table-cell table:formula="of:=[.G3]*([.B3]/([.C3]+[.B3]))" office:value-type="float" office:value="0.342072727226568" calcext:value-type="float">
            <text:p>0,342</text:p>
          </table:table-cell>
          <table:table-cell table:formula="of:=[.I3]*[.D3]*[.E3]/([.F3]*([.D3]+[.E3])+[.D3]*[.E3])+[.G3]*[.E3]*[.F3]/([.D3]*([.E3]+[.F3])+[.E3]*[.F3])" office:value-type="float" office:value="0.342072727226568" calcext:value-type="float">
            <text:p>0,342</text:p>
          </table:table-cell>
          <table:table-cell table:formula="of:=[.L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DOWN(1000*(1+0.0039083*[.A4]-0.0000005775*[.A4]*[.A4]);2)" office:value-type="float" office:value="1097.34" calcext:value-type="float">
            <text:p>1097,34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4]*(([.B4]/([.C4]+[.B4])-[.E4]*[.F4]/([.D4]*[.E4]+[.D4]*[.F4]+[.E4]*[.F4]))/([.D4]*[.E4])*([.D4]*[.F4]+[.F4]*[.E4]+[.D4]*[.E4]))" office:value-type="float" office:value="0.451086001958165" calcext:value-type="float">
            <text:p>0,451</text:p>
          </table:table-cell>
          <table:table-cell table:formula="of:=[.G4]*([.B4]/([.C4]+[.B4]))" office:value-type="float" office:value="0.347376458402449" calcext:value-type="float">
            <text:p>0,347</text:p>
          </table:table-cell>
          <table:table-cell table:formula="of:=[.I4]*[.D4]*[.E4]/([.F4]*([.D4]+[.E4])+[.D4]*[.E4])+[.G4]*[.E4]*[.F4]/([.D4]*([.E4]+[.F4])+[.E4]*[.F4])" office:value-type="float" office:value="0.347376458402449" calcext:value-type="float">
            <text:p>0,347</text:p>
          </table:table-cell>
          <table:table-cell table:formula="of:=[.J4]-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DOWN(1000*(1+0.0039083*[.A5]-0.0000005775*[.A5]*[.A5]);2)" office:value-type="float" office:value="1116.72" calcext:value-type="float">
            <text:p>1116,72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5]*(([.B5]/([.C5]+[.B5])-[.E5]*[.F5]/([.D5]*[.E5]+[.D5]*[.F5]+[.E5]*[.F5]))/([.D5]*[.E5])*([.D5]*[.F5]+[.F5]*[.E5]+[.D5]*[.E5]))" office:value-type="float" office:value="0.651419542746109" calcext:value-type="float">
            <text:p>0,651</text:p>
          </table:table-cell>
          <table:table-cell table:formula="of:=[.G5]*([.B5]/([.C5]+[.B5]))" office:value-type="float" office:value="0.352646045331905" calcext:value-type="float">
            <text:p>0,353</text:p>
          </table:table-cell>
          <table:table-cell table:formula="of:=[.I5]*[.D5]*[.E5]/([.F5]*([.D5]+[.E5])+[.D5]*[.E5])+[.G5]*[.E5]*[.F5]/([.D5]*([.E5]+[.F5])+[.E5]*[.F5])" office:value-type="float" office:value="0.352646045331905" calcext:value-type="float">
            <text:p>0,353</text:p>
          </table:table-cell>
          <table:table-cell table:formula="of:=[.J5]-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DOWN(1000*(1+0.0039083*[.A6]-0.0000005775*[.A6]*[.A6]);2)" office:value-type="float" office:value="1136.08" calcext:value-type="float">
            <text:p>1136,08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6]*(([.B6]/([.C6]+[.B6])-[.E6]*[.F6]/([.D6]*[.E6]+[.D6]*[.F6]+[.E6]*[.F6]))/([.D6]*[.E6])*([.D6]*[.F6]+[.F6]*[.E6]+[.D6]*[.E6]))" office:value-type="float" office:value="0.850569421365814" calcext:value-type="float">
            <text:p>0,851</text:p>
          </table:table-cell>
          <table:table-cell table:formula="of:=[.G6]*([.B6]/([.C6]+[.B6]))" office:value-type="float" office:value="0.357884497132085" calcext:value-type="float">
            <text:p>0,358</text:p>
          </table:table-cell>
          <table:table-cell table:formula="of:=[.I6]*[.D6]*[.E6]/([.F6]*([.D6]+[.E6])+[.D6]*[.E6])+[.G6]*[.E6]*[.F6]/([.D6]*([.E6]+[.F6])+[.E6]*[.F6])" office:value-type="float" office:value="0.357884497132085" calcext:value-type="float">
            <text:p>0,358</text:p>
          </table:table-cell>
          <table:table-cell table:formula="of:=[.J6]-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DOWN(1000*(1+0.0039083*[.A7]-0.0000005775*[.A7]*[.A7]);2)" office:value-type="float" office:value="1155.4" calcext:value-type="float">
            <text:p>1155,4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7]*(([.B7]/([.C7]+[.B7])-[.E7]*[.F7]/([.D7]*[.E7]+[.D7]*[.F7]+[.E7]*[.F7]))/([.D7]*[.E7])*([.D7]*[.F7]+[.F7]*[.E7]+[.D7]*[.E7]))" office:value-type="float" office:value="1.04834154602094" calcext:value-type="float">
            <text:p>1,048</text:p>
          </table:table-cell>
          <table:table-cell table:formula="of:=[.G7]*([.B7]/([.C7]+[.B7]))" office:value-type="float" office:value="0.363086708399326" calcext:value-type="float">
            <text:p>0,363</text:p>
          </table:table-cell>
          <table:table-cell table:formula="of:=[.I7]*[.D7]*[.E7]/([.F7]*([.D7]+[.E7])+[.D7]*[.E7])+[.G7]*[.E7]*[.F7]/([.D7]*([.E7]+[.F7])+[.E7]*[.F7])" office:value-type="float" office:value="0.363086708399326" calcext:value-type="float">
            <text:p>0,363</text:p>
          </table:table-cell>
          <table:table-cell table:formula="of:=[.J7]-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DOWN(1000*(1+0.0039083*[.A8]-0.0000005775*[.A8]*[.A8]);2)" office:value-type="float" office:value="1174.7" calcext:value-type="float">
            <text:p>1174,7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8]*(([.B8]/([.C8]+[.B8])-[.E8]*[.F8]/([.D8]*[.E8]+[.D8]*[.F8]+[.E8]*[.F8]))/([.D8]*[.E8])*([.D8]*[.F8]+[.F8]*[.E8]+[.D8]*[.E8]))" office:value-type="float" office:value="1.24495215522041" calcext:value-type="float">
            <text:p>1,245</text:p>
          </table:table-cell>
          <table:table-cell table:formula="of:=[.G8]*([.B8]/([.C8]+[.B8]))" office:value-type="float" office:value="0.368258367085909" calcext:value-type="float">
            <text:p>0,368</text:p>
          </table:table-cell>
          <table:table-cell table:formula="of:=[.I8]*[.D8]*[.E8]/([.F8]*([.D8]+[.E8])+[.D8]*[.E8])+[.G8]*[.E8]*[.F8]/([.D8]*([.E8]+[.F8])+[.E8]*[.F8])" office:value-type="float" office:value="0.368258367085909" calcext:value-type="float">
            <text:p>0,368</text:p>
          </table:table-cell>
          <table:table-cell table:formula="of:=[.J8]-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DOWN(1000*(1+0.0039083*[.A9]-0.0000005775*[.A9]*[.A9]);2)" office:value-type="float" office:value="1193.97" calcext:value-type="float">
            <text:p>1193,97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9]*(([.B9]/([.C9]+[.B9])-[.E9]*[.F9]/([.D9]*[.E9]+[.D9]*[.F9]+[.E9]*[.F9]))/([.D9]*[.E9])*([.D9]*[.F9]+[.F9]*[.E9]+[.D9]*[.E9]))" office:value-type="float" office:value="1.44031000269406" calcext:value-type="float">
            <text:p>1,440</text:p>
          </table:table-cell>
          <table:table-cell table:formula="of:=[.G9]*([.B9]/([.C9]+[.B9]))" office:value-type="float" office:value="0.373397073043807" calcext:value-type="float">
            <text:p>0,373</text:p>
          </table:table-cell>
          <table:table-cell table:formula="of:=[.I9]*[.D9]*[.E9]/([.F9]*([.D9]+[.E9])+[.D9]*[.E9])+[.G9]*[.E9]*[.F9]/([.D9]*([.E9]+[.F9])+[.E9]*[.F9])" office:value-type="float" office:value="0.373397073043807" calcext:value-type="float">
            <text:p>0,373</text:p>
          </table:table-cell>
          <table:table-cell table:formula="of:=[.J9]-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DOWN(1000*(1+0.0039083*[.A10]-0.0000005775*[.A10]*[.A10]);2)" office:value-type="float" office:value="1213.2" calcext:value-type="float">
            <text:p>1213,2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10]*(([.B10]/([.C10]+[.B10])-[.E10]*[.F10]/([.D10]*[.E10]+[.D10]*[.F10]+[.E10]*[.F10]))/([.D10]*[.E10])*([.D10]*[.F10]+[.F10]*[.E10]+[.D10]*[.E10]))" office:value-type="float" office:value="1.63432567050299" calcext:value-type="float">
            <text:p>1,634</text:p>
          </table:table-cell>
          <table:table-cell table:formula="of:=[.G10]*([.B10]/([.C10]+[.B10]))" office:value-type="float" office:value="0.378500474217541" calcext:value-type="float">
            <text:p>0,379</text:p>
          </table:table-cell>
          <table:table-cell table:formula="of:=[.I10]*[.D10]*[.E10]/([.F10]*([.D10]+[.E10])+[.D10]*[.E10])+[.G10]*[.E10]*[.F10]/([.D10]*([.E10]+[.F10])+[.E10]*[.F10])" office:value-type="float" office:value="0.378500474217541" calcext:value-type="float">
            <text:p>0,379</text:p>
          </table:table-cell>
          <table:table-cell table:formula="of:=[.J10]-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DOWN(1000*(1+0.0039083*[.A11]-0.0000005775*[.A11]*[.A11]);2)" office:value-type="float" office:value="1232.41" calcext:value-type="float">
            <text:p>1232,41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11]*(([.B11]/([.C11]+[.B11])-[.E11]*[.F11]/([.D11]*[.E11]+[.D11]*[.F11]+[.E11]*[.F11]))/([.D11]*[.E11])*([.D11]*[.F11]+[.F11]*[.E11]+[.D11]*[.E11]))" office:value-type="float" office:value="1.82721203584378" calcext:value-type="float">
            <text:p>1,827</text:p>
          </table:table-cell>
          <table:table-cell table:formula="of:=[.G11]*([.B11]/([.C11]+[.B11]))" office:value-type="float" office:value="0.383574170143207" calcext:value-type="float">
            <text:p>0,384</text:p>
          </table:table-cell>
          <table:table-cell table:formula="of:=[.I11]*[.D11]*[.E11]/([.F11]*([.D11]+[.E11])+[.D11]*[.E11])+[.G11]*[.E11]*[.F11]/([.D11]*([.E11]+[.F11])+[.E11]*[.F11])" office:value-type="float" office:value="0.383574170143207" calcext:value-type="float">
            <text:p>0,384</text:p>
          </table:table-cell>
          <table:table-cell table:formula="of:=[.J11]-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DOWN(1000*(1+0.0039083*[.A12]-0.0000005775*[.A12]*[.A12]);2)" office:value-type="float" office:value="1251.59" calcext:value-type="float">
            <text:p>1251,59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12]*(([.B12]/([.C12]+[.B12])-[.E12]*[.F12]/([.D12]*[.E12]+[.D12]*[.F12]+[.E12]*[.F12]))/([.D12]*[.E12])*([.D12]*[.F12]+[.F12]*[.E12]+[.D12]*[.E12]))" office:value-type="float" office:value="2.01887892674219" calcext:value-type="float">
            <text:p>2,019</text:p>
          </table:table-cell>
          <table:table-cell table:formula="of:=[.G12]*([.B12]/([.C12]+[.B12]))" office:value-type="float" office:value="0.38861578893113" calcext:value-type="float">
            <text:p>0,389</text:p>
          </table:table-cell>
          <table:table-cell table:formula="of:=[.I12]*[.D12]*[.E12]/([.F12]*([.D12]+[.E12])+[.D12]*[.E12])+[.G12]*[.E12]*[.F12]/([.D12]*([.E12]+[.F12])+[.E12]*[.F12])" office:value-type="float" office:value="0.38861578893113" calcext:value-type="float">
            <text:p>0,389</text:p>
          </table:table-cell>
          <table:table-cell table:formula="of:=[.J12]-[.K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DOWN(1000*(1+0.0039083*[.A13]-0.0000005775*[.A13]*[.A13]);2)" office:value-type="float" office:value="1270.75" calcext:value-type="float">
            <text:p>1270,75</text:p>
          </table:table-cell>
          <table:table-cell table:formula="of:=[.C$3]" office:value-type="float" office:value="6800" calcext:value-type="float">
            <text:p>6800</text:p>
          </table:table-cell>
          <table:table-cell table:formula="of:=[.D$3]" office:value-type="float" office:value="2940" calcext:value-type="float">
            <text:p>2940</text:p>
          </table:table-cell>
          <table:table-cell table:formula="of:=[.E$3]" office:value-type="float" office:value="470" calcext:value-type="float">
            <text:p>47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13]*(([.B13]/([.C13]+[.B13])-[.E13]*[.F13]/([.D13]*[.E13]+[.D13]*[.F13]+[.E13]*[.F13]))/([.D13]*[.E13])*([.D13]*[.F13]+[.F13]*[.E13]+[.D13]*[.E13]))" office:value-type="float" office:value="2.20943639463785" calcext:value-type="float">
            <text:p>2,209</text:p>
          </table:table-cell>
          <table:table-cell table:formula="of:=[.G13]*([.B13]/([.C13]+[.B13]))" office:value-type="float" office:value="0.39362822538178" calcext:value-type="float">
            <text:p>0,394</text:p>
          </table:table-cell>
          <table:table-cell table:formula="of:=[.I13]*[.D13]*[.E13]/([.F13]*([.D13]+[.E13])+[.D13]*[.E13])+[.G13]*[.E13]*[.F13]/([.D13]*([.E13]+[.F13])+[.E13]*[.F13])" office:value-type="float" office:value="0.39362822538178" calcext:value-type="float">
            <text:p>0,394</text:p>
          </table:table-cell>
          <table:table-cell table:formula="of:=[.J13]-[.K13]" office:value-type="float" office:value="0" calcext:value-type="float">
            <text:p>0</text:p>
          </table:table-cell>
        </table:table-row>
      </table:table>
      <table:table table:name="PT1000-2" table:style-name="ta1">
        <table:shapes>
          <draw:frame draw:z-index="0" draw:style-name="gr1" draw:text-style-name="P1" svg:width="159.99mm" svg:height="89.99mm" svg:x="14.38mm" svg:y="65.35mm">
            <draw:object draw:notify-on-update-of-ranges="'PT1000-2'.A1:'PT1000-2'.A1 'PT1000-2'.A2:'PT1000-2'.A13 'PT1000-2'.I1:'PT1000-2'.I1 'PT1000-2'.I2:'PT1000-2'.I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J9 PT1000</text:p>
          </table:table-cell>
          <table:table-cell table:style-name="ce1" office:value-type="string" calcext:value-type="string">
            <text:p>R18</text:p>
          </table:table-cell>
          <table:table-cell table:style-name="ce1" office:value-type="string" calcext:value-type="string">
            <text:p>R22+RV2</text:p>
          </table:table-cell>
          <table:table-cell table:style-name="ce1" office:value-type="string" calcext:value-type="string">
            <text:p>R23</text:p>
          </table:table-cell>
          <table:table-cell table:style-name="ce1" office:value-type="string" calcext:value-type="string">
            <text:p>R25</text:p>
          </table:table-cell>
          <table:table-cell table:style-name="ce1" office:value-type="string" calcext:value-type="string">
            <text:p>V+2,5</text:p>
          </table:table-cell>
          <table:table-cell table:style-name="ce1"/>
          <table:table-cell table:style-name="ce1" office:value-type="string" calcext:value-type="string">
            <text:p>V_PT1000-1</text:p>
          </table:table-cell>
          <table:table-cell table:style-name="ce1" office:value-type="string" calcext:value-type="string">
            <text:p>V-P</text:p>
          </table:table-cell>
          <table:table-cell table:style-name="ce1" office:value-type="string" calcext:value-type="string">
            <text:p>V-N</text:p>
          </table:table-cell>
          <table:table-cell table:style-name="ce1" office:value-type="string" calcext:value-type="string">
            <text:p>V-PN</text:p>
          </table:table-cell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office:value-type="float" office:value="8200" calcext:value-type="float">
            <text:p>8200</text:p>
          </table:table-cell>
          <table:table-cell office:value-type="float" office:value="7400" calcext:value-type="float">
            <text:p>74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G2]*(([.B2]/([.C2]+[.B2])-[.E2]*[.F2]/([.D2]*[.E2]+[.D2]*[.F2]+[.E2]*[.F2]))/([.D2]*[.E2])*([.D2]*[.F2]+[.F2]*[.E2]+[.D2]*[.E2]))" office:value-type="float" office:value="0.112892169017372" calcext:value-type="float">
            <text:p>0,113</text:p>
          </table:table-cell>
          <table:table-cell table:formula="of:=[.G2]*([.B2]/([.C2]+[.B2]))" office:value-type="float" office:value="0.287371829465731" calcext:value-type="float">
            <text:p>0,287</text:p>
          </table:table-cell>
          <table:table-cell table:formula="of:=[.I2]*[.D2]*[.E2]/([.F2]*([.D2]+[.E2])+[.D2]*[.E2])+[.G2]*[.E2]*[.F2]/([.D2]*([.E2]+[.F2])+[.E2]*[.F2])" office:value-type="float" office:value="0.287371829465731" calcext:value-type="float">
            <text:p>0,287</text:p>
          </table:table-cell>
          <table:table-cell table:formula="of:=[.J2]-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DOWN(1000*(1+0.0039083*[.A3]-0.0000005775*[.A3]*[.A3]);2)" office:value-type="float" office:value="1077.93" calcext:value-type="float">
            <text:p>1077,93</text:p>
          </table:table-cell>
          <table:table-cell table:formula="of:=[.C$2]" office:value-type="float" office:value="8200" calcext:value-type="float">
            <text:p>8200</text:p>
          </table:table-cell>
          <table:table-cell table:formula="of:=[.D$2]" office:value-type="float" office:value="7400" calcext:value-type="float">
            <text:p>7400</text:p>
          </table:table-cell>
          <table:table-cell table:formula="of:=[.E$2]" office:value-type="float" office:value="1000" calcext:value-type="float">
            <text:p>1000</text:p>
          </table:table-cell>
          <table:table-cell table:formula="of:=[.F$2]" office:value-type="float" office:value="15000" calcext:value-type="float">
            <text:p>15000</text:p>
          </table:table-cell>
          <table:table-cell table:formula="of:=[.G$2]" office:value-type="float" office:value="2.5" calcext:value-type="float">
            <text:p>2,5</text:p>
          </table:table-cell>
          <table:table-cell/>
          <table:table-cell table:formula="of:=[.G3]*(([.B3]/([.C3]+[.B3])-[.E3]*[.F3]/([.D3]*[.E3]+[.D3]*[.F3]+[.E3]*[.F3]))/([.D3]*[.E3])*([.D3]*[.F3]+[.F3]*[.E3]+[.D3]*[.E3]))" office:value-type="float" office:value="0.16848003228586" calcext:value-type="float">
            <text:p>0,168</text:p>
          </table:table-cell>
          <table:table-cell table:formula="of:=[.G3]*([.B3]/([.C3]+[.B3]))" office:value-type="float" office:value="0.290455414084823" calcext:value-type="float">
            <text:p>0,290</text:p>
          </table:table-cell>
          <table:table-cell table:formula="of:=[.I3]*[.D3]*[.E3]/([.F3]*([.D3]+[.E3])+[.D3]*[.E3])+[.G3]*[.E3]*[.F3]/([.D3]*([.E3]+[.F3])+[.E3]*[.F3])" office:value-type="float" office:value="0.290455414084823" calcext:value-type="float">
            <text:p>0,290</text:p>
          </table:table-cell>
          <table:table-cell table:formula="of:=[.L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DOWN(1000*(1+0.0039083*[.A4]-0.0000005775*[.A4]*[.A4]);2)" office:value-type="float" office:value="1097.34" calcext:value-type="float">
            <text:p>1097,34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4]*(([.B4]/([.C4]+[.B4])-[.E4]*[.F4]/([.D4]*[.E4]+[.D4]*[.F4]+[.E4]*[.F4]))/([.D4]*[.E4])*([.D4]*[.F4]+[.F4]*[.E4]+[.D4]*[.E4]))" office:value-type="float" office:value="0.251636053532079" calcext:value-type="float">
            <text:p>0,252</text:p>
          </table:table-cell>
          <table:table-cell table:formula="of:=[.G4]*([.B4]/([.C4]+[.B4]))" office:value-type="float" office:value="0.295068266837612" calcext:value-type="float">
            <text:p>0,295</text:p>
          </table:table-cell>
          <table:table-cell table:formula="of:=[.I4]*[.D4]*[.E4]/([.F4]*([.D4]+[.E4])+[.D4]*[.E4])+[.G4]*[.E4]*[.F4]/([.D4]*([.E4]+[.F4])+[.E4]*[.F4])" office:value-type="float" office:value="0.295068266837612" calcext:value-type="float">
            <text:p>0,295</text:p>
          </table:table-cell>
          <table:table-cell table:formula="of:=[.J4]-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DOWN(1000*(1+0.0039083*[.A5]-0.0000005775*[.A5]*[.A5]);2)" office:value-type="float" office:value="1116.72" calcext:value-type="float">
            <text:p>1116,72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5]*(([.B5]/([.C5]+[.B5])-[.E5]*[.F5]/([.D5]*[.E5]+[.D5]*[.F5]+[.E5]*[.F5]))/([.D5]*[.E5])*([.D5]*[.F5]+[.F5]*[.E5]+[.D5]*[.E5]))" office:value-type="float" office:value="0.334317865723769" calcext:value-type="float">
            <text:p>0,334</text:p>
          </table:table-cell>
          <table:table-cell table:formula="of:=[.G5]*([.B5]/([.C5]+[.B5]))" office:value-type="float" office:value="0.299654814140599" calcext:value-type="float">
            <text:p>0,300</text:p>
          </table:table-cell>
          <table:table-cell table:formula="of:=[.I5]*[.D5]*[.E5]/([.F5]*([.D5]+[.E5])+[.D5]*[.E5])+[.G5]*[.E5]*[.F5]/([.D5]*([.E5]+[.F5])+[.E5]*[.F5])" office:value-type="float" office:value="0.299654814140599" calcext:value-type="float">
            <text:p>0,300</text:p>
          </table:table-cell>
          <table:table-cell table:formula="of:=[.J5]-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DOWN(1000*(1+0.0039083*[.A6]-0.0000005775*[.A6]*[.A6]);2)" office:value-type="float" office:value="1136.08" calcext:value-type="float">
            <text:p>1136,08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6]*(([.B6]/([.C6]+[.B6])-[.E6]*[.F6]/([.D6]*[.E6]+[.D6]*[.F6]+[.E6]*[.F6]))/([.D6]*[.E6])*([.D6]*[.F6]+[.F6]*[.E6]+[.D6]*[.E6]))" office:value-type="float" office:value="0.416571617418225" calcext:value-type="float">
            <text:p>0,417</text:p>
          </table:table-cell>
          <table:table-cell table:formula="of:=[.G6]*([.B6]/([.C6]+[.B6]))" office:value-type="float" office:value="0.304217615958732" calcext:value-type="float">
            <text:p>0,304</text:p>
          </table:table-cell>
          <table:table-cell table:formula="of:=[.I6]*[.D6]*[.E6]/([.F6]*([.D6]+[.E6])+[.D6]*[.E6])+[.G6]*[.E6]*[.F6]/([.D6]*([.E6]+[.F6])+[.E6]*[.F6])" office:value-type="float" office:value="0.304217615958732" calcext:value-type="float">
            <text:p>0,304</text:p>
          </table:table-cell>
          <table:table-cell table:formula="of:=[.J6]-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DOWN(1000*(1+0.0039083*[.A7]-0.0000005775*[.A7]*[.A7]);2)" office:value-type="float" office:value="1155.4" calcext:value-type="float">
            <text:p>1155,4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7]*(([.B7]/([.C7]+[.B7])-[.E7]*[.F7]/([.D7]*[.E7]+[.D7]*[.F7]+[.E7]*[.F7]))/([.D7]*[.E7])*([.D7]*[.F7]+[.F7]*[.E7]+[.D7]*[.E7]))" office:value-type="float" office:value="0.498316046983128" calcext:value-type="float">
            <text:p>0,498</text:p>
          </table:table-cell>
          <table:table-cell table:formula="of:=[.G7]*([.B7]/([.C7]+[.B7]))" office:value-type="float" office:value="0.308752164525301" calcext:value-type="float">
            <text:p>0,309</text:p>
          </table:table-cell>
          <table:table-cell table:formula="of:=[.I7]*[.D7]*[.E7]/([.F7]*([.D7]+[.E7])+[.D7]*[.E7])+[.G7]*[.E7]*[.F7]/([.D7]*([.E7]+[.F7])+[.E7]*[.F7])" office:value-type="float" office:value="0.308752164525301" calcext:value-type="float">
            <text:p>0,309</text:p>
          </table:table-cell>
          <table:table-cell table:formula="of:=[.J7]-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DOWN(1000*(1+0.0039083*[.A8]-0.0000005775*[.A8]*[.A8]);2)" office:value-type="float" office:value="1174.7" calcext:value-type="float">
            <text:p>1174,7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8]*(([.B8]/([.C8]+[.B8])-[.E8]*[.F8]/([.D8]*[.E8]+[.D8]*[.F8]+[.E8]*[.F8]))/([.D8]*[.E8])*([.D8]*[.F8]+[.F8]*[.E8]+[.D8]*[.E8]))" office:value-type="float" office:value="0.57963944936328" calcext:value-type="float">
            <text:p>0,580</text:p>
          </table:table-cell>
          <table:table-cell table:formula="of:=[.G8]*([.B8]/([.C8]+[.B8]))" office:value-type="float" office:value="0.313263357760782" calcext:value-type="float">
            <text:p>0,313</text:p>
          </table:table-cell>
          <table:table-cell table:formula="of:=[.I8]*[.D8]*[.E8]/([.F8]*([.D8]+[.E8])+[.D8]*[.E8])+[.G8]*[.E8]*[.F8]/([.D8]*([.E8]+[.F8])+[.E8]*[.F8])" office:value-type="float" office:value="0.313263357760782" calcext:value-type="float">
            <text:p>0,313</text:p>
          </table:table-cell>
          <table:table-cell table:formula="of:=[.J8]-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DOWN(1000*(1+0.0039083*[.A9]-0.0000005775*[.A9]*[.A9]);2)" office:value-type="float" office:value="1193.97" calcext:value-type="float">
            <text:p>1193,97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9]*(([.B9]/([.C9]+[.B9])-[.E9]*[.F9]/([.D9]*[.E9]+[.D9]*[.F9]+[.E9]*[.F9]))/([.D9]*[.E9])*([.D9]*[.F9]+[.F9]*[.E9]+[.D9]*[.E9]))" office:value-type="float" office:value="0.66050306163911" calcext:value-type="float">
            <text:p>0,661</text:p>
          </table:table-cell>
          <table:table-cell table:formula="of:=[.G9]*([.B9]/([.C9]+[.B9]))" office:value-type="float" office:value="0.317749045398271" calcext:value-type="float">
            <text:p>0,318</text:p>
          </table:table-cell>
          <table:table-cell table:formula="of:=[.I9]*[.D9]*[.E9]/([.F9]*([.D9]+[.E9])+[.D9]*[.E9])+[.G9]*[.E9]*[.F9]/([.D9]*([.E9]+[.F9])+[.E9]*[.F9])" office:value-type="float" office:value="0.317749045398271" calcext:value-type="float">
            <text:p>0,318</text:p>
          </table:table-cell>
          <table:table-cell table:formula="of:=[.J9]-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DOWN(1000*(1+0.0039083*[.A10]-0.0000005775*[.A10]*[.A10]);2)" office:value-type="float" office:value="1213.2" calcext:value-type="float">
            <text:p>1213,2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10]*(([.B10]/([.C10]+[.B10])-[.E10]*[.F10]/([.D10]*[.E10]+[.D10]*[.F10]+[.E10]*[.F10]))/([.D10]*[.E10])*([.D10]*[.F10]+[.F10]*[.E10]+[.D10]*[.E10]))" office:value-type="float" office:value="0.74086877426868" calcext:value-type="float">
            <text:p>0,741</text:p>
          </table:table-cell>
          <table:table-cell table:formula="of:=[.G10]*([.B10]/([.C10]+[.B10]))" office:value-type="float" office:value="0.322207113415204" calcext:value-type="float">
            <text:p>0,322</text:p>
          </table:table-cell>
          <table:table-cell table:formula="of:=[.I10]*[.D10]*[.E10]/([.F10]*([.D10]+[.E10])+[.D10]*[.E10])+[.G10]*[.E10]*[.F10]/([.D10]*([.E10]+[.F10])+[.E10]*[.F10])" office:value-type="float" office:value="0.322207113415204" calcext:value-type="float">
            <text:p>0,322</text:p>
          </table:table-cell>
          <table:table-cell table:formula="of:=[.J10]-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DOWN(1000*(1+0.0039083*[.A11]-0.0000005775*[.A11]*[.A11]);2)" office:value-type="float" office:value="1232.41" calcext:value-type="float">
            <text:p>1232,41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11]*(([.B11]/([.C11]+[.B11])-[.E11]*[.F11]/([.D11]*[.E11]+[.D11]*[.F11]+[.E11]*[.F11]))/([.D11]*[.E11])*([.D11]*[.F11]+[.F11]*[.E11]+[.D11]*[.E11]))" office:value-type="float" office:value="0.820823728606576" calcext:value-type="float">
            <text:p>0,821</text:p>
          </table:table-cell>
          <table:table-cell table:formula="of:=[.G11]*([.B11]/([.C11]+[.B11]))" office:value-type="float" office:value="0.326642395739795" calcext:value-type="float">
            <text:p>0,327</text:p>
          </table:table-cell>
          <table:table-cell table:formula="of:=[.I11]*[.D11]*[.E11]/([.F11]*([.D11]+[.E11])+[.D11]*[.E11])+[.G11]*[.E11]*[.F11]/([.D11]*([.E11]+[.F11])+[.E11]*[.F11])" office:value-type="float" office:value="0.326642395739795" calcext:value-type="float">
            <text:p>0,327</text:p>
          </table:table-cell>
          <table:table-cell table:formula="of:=[.J11]-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DOWN(1000*(1+0.0039083*[.A12]-0.0000005775*[.A12]*[.A12]);2)" office:value-type="float" office:value="1251.59" calcext:value-type="float">
            <text:p>1251,59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12]*(([.B12]/([.C12]+[.B12])-[.E12]*[.F12]/([.D12]*[.E12]+[.D12]*[.F12]+[.E12]*[.F12]))/([.D12]*[.E12])*([.D12]*[.F12]+[.F12]*[.E12]+[.D12]*[.E12]))" office:value-type="float" office:value="0.900329568458422" calcext:value-type="float">
            <text:p>0,900</text:p>
          </table:table-cell>
          <table:table-cell table:formula="of:=[.G12]*([.B12]/([.C12]+[.B12]))" office:value-type="float" office:value="0.331052764667109" calcext:value-type="float">
            <text:p>0,331</text:p>
          </table:table-cell>
          <table:table-cell table:formula="of:=[.I12]*[.D12]*[.E12]/([.F12]*([.D12]+[.E12])+[.D12]*[.E12])+[.G12]*[.E12]*[.F12]/([.D12]*([.E12]+[.F12])+[.E12]*[.F12])" office:value-type="float" office:value="0.331052764667109" calcext:value-type="float">
            <text:p>0,331</text:p>
          </table:table-cell>
          <table:table-cell table:formula="of:=[.J12]-[.K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DOWN(1000*(1+0.0039083*[.A13]-0.0000005775*[.A13]*[.A13]);2)" office:value-type="float" office:value="1270.75" calcext:value-type="float">
            <text:p>1270,75</text:p>
          </table:table-cell>
          <table:table-cell table:formula="of:=[.C$3]" office:value-type="float" office:value="8200" calcext:value-type="float">
            <text:p>8200</text:p>
          </table:table-cell>
          <table:table-cell table:formula="of:=[.D$3]" office:value-type="float" office:value="7400" calcext:value-type="float">
            <text:p>7400</text:p>
          </table:table-cell>
          <table:table-cell table:formula="of:=[.E$3]" office:value-type="float" office:value="1000" calcext:value-type="float">
            <text:p>1000</text:p>
          </table:table-cell>
          <table:table-cell table:formula="of:=[.F$3]" office:value-type="float" office:value="15000" calcext:value-type="float">
            <text:p>15000</text:p>
          </table:table-cell>
          <table:table-cell table:formula="of:=[.G$3]" office:value-type="float" office:value="2.5" calcext:value-type="float">
            <text:p>2,5</text:p>
          </table:table-cell>
          <table:table-cell/>
          <table:table-cell table:formula="of:=[.G13]*(([.B13]/([.C13]+[.B13])-[.E13]*[.F13]/([.D13]*[.E13]+[.D13]*[.F13]+[.E13]*[.F13]))/([.D13]*[.E13])*([.D13]*[.F13]+[.F13]*[.E13]+[.D13]*[.E13]))" office:value-type="float" office:value="0.979430979167008" calcext:value-type="float">
            <text:p>0,979</text:p>
          </table:table-cell>
          <table:table-cell table:formula="of:=[.G13]*([.B13]/([.C13]+[.B13]))" office:value-type="float" office:value="0.335440698994272" calcext:value-type="float">
            <text:p>0,335</text:p>
          </table:table-cell>
          <table:table-cell table:formula="of:=[.I13]*[.D13]*[.E13]/([.F13]*([.D13]+[.E13])+[.D13]*[.E13])+[.G13]*[.E13]*[.F13]/([.D13]*([.E13]+[.F13])+[.E13]*[.F13])" office:value-type="float" office:value="0.335440698994272" calcext:value-type="float">
            <text:p>0,335</text:p>
          </table:table-cell>
          <table:table-cell table:formula="of:=[.J13]-[.K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.00.0000</text:date>, <text:time style:data-style-name="N2" text:time-value="05:13:01.1324498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6:20:17.513480011</meta:creation-date>
    <meta:generator>LibreOffice/6.0.6.2$Linux_X86_64 LibreOffice_project/00m0$Build-2</meta:generator>
    <dc:date>2018-11-10T06:31:19.027866453</dc:date>
    <meta:editing-duration>P1DT14M47S</meta:editing-duration>
    <meta:editing-cycles>6</meta:editing-cycles>
    <meta:document-statistic meta:table-count="2" meta:cell-count="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1cm" svg:y="4.201cm" style:legend-expansion="high" chart:style-name="ch2"/>
        <chart:plot-area chart:style-name="ch3" table:cell-range-address="'PT1000-1'.A3:'PT1000-1'.A13 'PT1000-1'.I1:'PT1000-1'.I1 'PT1000-1'.I3:'PT1000-1'.I13" chart:data-source-has-labels="row" svg:x="0.32cm" svg:y="0.18cm" svg:width="12.111cm" svg:height="8.64cm">
          <chartooo:coordinate-region svg:x="1.418cm" svg:y="0.379cm" svg:width="10.82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T1000-1'.I3:'PT1000-1'.I13" chart:label-cell-address="'PT1000-1'.I1:'PT1000-1'.I1" chart:class="chart:scatter">
            <chart:domain table:cell-range-address="'PT1000-1'.A3:'PT1000-1'.A1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_PT1000-1</text:p>
                <draw:g>
                  <svg:desc>'PT1000-1'.I1:'PT1000-1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PT1000-1'.A3:'PT1000-1'.A13</svg:desc>
                </draw:g>
              </table:table-cell>
              <table:table-cell office:value-type="float" office:value="0.249454401592595">
                <text:p>0.249454401592595</text:p>
                <draw:g>
                  <svg:desc>'PT1000-1'.I3:'PT1000-1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451086001958165">
                <text:p>0.451086001958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651419542746109">
                <text:p>0.651419542746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850569421365814">
                <text:p>0.85056942136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04834154602094">
                <text:p>1.04834154602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.24495215522041">
                <text:p>1.24495215522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.44031000269406">
                <text:p>1.44031000269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1.63432567050299">
                <text:p>1.63432567050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.82721203584378">
                <text:p>1.82721203584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.01887892674219">
                <text:p>2.01887892674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2.20943639463785">
                <text:p>2.20943639463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1cm" svg:y="4.201cm" style:legend-expansion="high" chart:style-name="ch2"/>
        <chart:plot-area chart:style-name="ch3" table:cell-range-address="'PT1000-2'.A1:'PT1000-2'.A13 'PT1000-2'.I1:'PT1000-2'.I13" chart:data-source-has-labels="row" svg:x="0.32cm" svg:y="0.18cm" svg:width="12.111cm" svg:height="8.64cm">
          <chartooo:coordinate-region svg:x="1.418cm" svg:y="0.38cm" svg:width="10.82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T1000-2'.I2:'PT1000-2'.I13" chart:label-cell-address="'PT1000-2'.I1:'PT1000-2'.I1" chart:class="chart:scatter">
            <chart:domain table:cell-range-address="'PT1000-2'.A2:'PT1000-2'.A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_PT1000-1</text:p>
                <draw:g>
                  <svg:desc>'PT1000-2'.I1:'PT1000-2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PT1000-2'.A2:'PT1000-2'.A13</svg:desc>
                </draw:g>
              </table:table-cell>
              <table:table-cell office:value-type="float" office:value="0.112892169017372">
                <text:p>0.112892169017372</text:p>
                <draw:g>
                  <svg:desc>'PT1000-2'.I2:'PT1000-2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6848003228586">
                <text:p>0.16848003228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251636053532079">
                <text:p>0.251636053532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334317865723769">
                <text:p>0.334317865723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416571617418225">
                <text:p>0.416571617418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498316046983128">
                <text:p>0.498316046983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0.57963944936328">
                <text:p>0.57963944936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66050306163911">
                <text:p>0.66050306163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0.74086877426868">
                <text:p>0.74086877426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0.820823728606576">
                <text:p>0.820823728606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0.900329568458422">
                <text:p>0.900329568458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79430979167008">
                <text:p>0.979430979167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